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4.6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e5c7f" officeooo:paragraph-rsid="001e5c7f"/>
    </style:style>
    <style:style style:name="P2" style:family="paragraph" style:parent-style-name="Standard" style:list-style-name="L1">
      <style:text-properties officeooo:rsid="001e5c7f" officeooo:paragraph-rsid="001e5c7f"/>
    </style:style>
    <style:style style:name="P3" style:family="paragraph" style:parent-style-name="Standard">
      <style:text-properties officeooo:rsid="001f9278" officeooo:paragraph-rsid="001f9278"/>
    </style:style>
    <style:style style:name="P4" style:family="paragraph" style:parent-style-name="Standard">
      <style:text-properties fo:font-weight="bold" officeooo:rsid="00202054" officeooo:paragraph-rsid="001f9278" style:font-weight-asian="bold" style:font-weight-complex="bold"/>
    </style:style>
    <style:style style:name="P5" style:family="paragraph" style:parent-style-name="Header">
      <style:text-properties officeooo:rsid="001ce82a" officeooo:paragraph-rsid="001ce82a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6afd" officeooo:paragraph-rsid="00226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6afd" officeooo:paragraph-rsid="00226a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96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c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8743" officeooo:paragraph-rsid="002587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fbe4" officeooo:paragraph-rsid="0025fb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af84" officeooo:paragraph-rsid="0026af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13f79" officeooo:paragraph-rsid="00213f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5">
      <style:paragraph-properties fo:text-align="start" style:justify-single-word="false"/>
      <style:text-properties officeooo:paragraph-rsid="0023c02f"/>
    </style:style>
    <style:style style:name="P21" style:family="paragraph" style:parent-style-name="Table_20_Contents" style:list-style-name="L5">
      <style:paragraph-properties fo:text-align="start" style:justify-single-word="false"/>
      <style:text-properties style:text-underline-style="solid" style:text-underline-width="auto" style:text-underline-color="font-color" officeooo:rsid="0023c02f" officeooo:paragraph-rsid="0023c0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c02f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CPC 00 – Esrtutura Conceitual:</text:p>
      <text:list xml:id="list4290382387" text:style-name="L1">
        <text:list-item>
          <text:p text:style-name="P2">não é uma norma propriamente dita;</text:p>
        </text:list-item>
        <text:list-item>
          <text:p text:style-name="P2">não define normas ou procedimentos para qualquer questão particular sobre aspectos de mensuração ou divulgação;</text:p>
        </text:list-item>
        <text:list-item>
          <text:p text:style-name="P2">em caso de conflito, as exigências da norma, da interpretação ou do comunicado técnico específicos devem prevalecer sobre a Estrutura Conceitual.</text:p>
        </text:list-item>
      </text:list>
      <text:p text:style-name="P1"/>
      <text:p text:style-name="P3">As <text:span text:style-name="T1">demonstrações contábeis</text:span><text:span text:style-name="T2"> elaboradas dentro do que prescreve a Estrutura Conceitual objetivam fornecer informações que sejam úteis na tomada de decisões econômicas e avaliações por parte dos </text:span><text:span text:style-name="T1">usuários em geral</text:span><text:span text:style-name="T2">, não tendo o propósito de atender finalidade ou necessidade específica de determinados grupos de usuários.</text:span></text:p>
      <text:p text:style-name="P3"><text:span text:style-name="T2"/></text:p>
      <text:p text:style-name="P3"><text:span text:style-name="T2">As demonstrações </text:span><text:span text:style-name="T1">não</text:span><text:span text:style-name="T2"> atendem e </text:span><text:span text:style-name="T1">não</text:span><text:span text:style-name="T2"> podem atender a todas as informações de que investidores, credores por empréstimo e outros credores, existentes e em potencial, necessitam. Esses usuários precisam considerar informação pertinente de outras fontes, como, por exemplo, condições econômicas gerais e expectativas, eventos políticos e clima político, e perspectivas e panorama para a indúsria e para a entidade.</text:span></text:p>
      <text:p text:style-name="P3"><text:span text:style-name="T2"/></text:p>
      <text:p text:style-name="P3"><text:span text:style-name="T2">As demonstrações financeiras </text:span><text:span text:style-name="T1">não</text:span><text:span text:style-name="T2"> são elaboradas para se chegar ao valor da entidade que reporta a informação; a rigor, fornecem informação para auxiliar investidores, credores por empréstimo e outros credores, existentes e em potencial, a estimarem o valor da entidade que reporta a informação.</text:span></text:p>
      <text:p text:style-name="P4"><text:span text:style-name="T2"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2">Características Qualitativas</text:p>
          </table:table-cell>
          <table:table-cell table:style-name="Table1.A1" office:value-type="string">
            <text:p text:style-name="P11">Fundamentais</text:p>
          </table:table-cell>
          <table:table-cell table:style-name="Table1.C1" office:value-type="string">
            <text:p text:style-name="P7"><text:span text:style-name="T1">Relevância</text:span>:</text:p>
            <text:list xml:id="list73413758" text:style-name="L3">
              <text:list-item>
                <text:p text:style-name="P8">capaz de fazer a diferença nas decisões que possam ser tomadas pelos usuários;</text:p>
              </text:list-item>
              <text:list-item>
                <text:p text:style-name="P8">informação com valor <text:span text:style-name="T1">preditivo</text:span>, <text:span text:style-name="T1">confirmatório</text:span> ou ambos;</text:p>
                <text:list>
                  <text:list-item>
                    <text:p text:style-name="P18">preditivo<text:span text:style-name="T4"> → se pode ser usada como dado de entrada em processos empregados pelos usuários para predizer futuros resultados;</text:span></text:p>
                  </text:list-item>
                  <text:list-item>
                    <text:p text:style-name="P18">confirmatório<text:span text:style-name="T4"> → se retroalimentar avaliações prévias (confirmá-las ou alterá-las);</text:span></text:p>
                  </text:list-item>
                </text:list>
              </text:list-item>
              <text:list-item>
                <text:p text:style-name="P19"><text:span text:style-name="T4">a </text:span><text:span text:style-name="T5">materialidade</text:span><text:span text:style-name="T4"> é um aspecto da relevância → se a sua omissão ou sua divulgação distorcida puder influenciar decisões.</text:span></text:p>
              </text:list-item>
            </text:list>
            <text:p text:style-name="P7"/>
            <text:p text:style-name="P7"><text:span text:style-name="T1">Representação fidedigna</text:span>:</text:p>
            <text:list xml:id="list4164911261" text:style-name="L4">
              <text:list-item>
                <text:p text:style-name="P9">a realidade retratada precisa de 3 atributos para ser fidedigna:</text:p>
                <text:list>
                  <text:list-item>
                    <text:p text:style-name="P10">completa<text:span text:style-name="T2"> → incluir toda a informação necessária;</text:span></text:p>
                  </text:list-item>
                  <text:list-item>
                    <text:p text:style-name="P10">neutra<text:span text:style-name="T2"> →desprovido de viés na seleção ou na apresentação da informação contábil-financeira;</text:span></text:p>
                  </text:list-item>
                  <text:list-item>
                    <text:p text:style-name="P10">livre de erro<text:span text:style-name="T2"> → não há erros ou omissões no fenômeno retratado, e que o processo usado para produzir a informação reportada foi selecionado e aplicado livre de erros.</text:span>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Table1.B2" office:value-type="string">
            <text:p text:style-name="P11">De Melhoria</text:p>
          </table:table-cell>
          <table:table-cell table:style-name="Table1.C2" office:value-type="string">
            <text:p text:style-name="P14">Comparabilidade<text:span text:style-name="T2">:</text:span></text:p>
            <text:list xml:id="list1214604058" text:style-name="L5">
              <text:list-item>
                <text:p text:style-name="P20"><text:span text:style-name="T7">permite que usuários identifiquem e compreendam similaridades dos itens e diferenças entre eles. Requer no mínimo dois itens;</text:span></text:p>
              </text:list-item>
              <text:list-item>
                <text:p text:style-name="P21"><text:span text:style-name="T8">consistência</text:span><text:span text:style-name="T6"> auxilia a alcançar a comparabilidade → uso dos mesmos métodos para os mesmos itens, tanto de um período para outro considerando a mesma entidade que reporta a informação;</text:span></text:p>
              </text:list-item>
              <text:list-item>
                <text:p text:style-name="P21"><text:span text:style-name="T6">a discricionariedade na escolha de métodos contábeis alternativos para o mesmo fenômeno diminui a comparabilidade.</text:span></text:p>
              </text:list-item>
            </text:list>
            <text:p text:style-name="P13"><text:span text:style-name="T3"/></text:p>
            <text:p text:style-name="P13">Verificabilidade<text:span text:style-name="T2">:</text:span></text:p>
            <text:list xml:id="list4001861725" text:style-name="L6">
              <text:list-item>
                <text:p text:style-name="P15"><text:span text:style-name="T2">diferentes observadores, cônscios e independentes, podem chegar a um consenso, embora não cheguem necessariamente a um completo acordo;</text:span></text:p>
              </text:list-item>
              <text:list-item>
                <text:p text:style-name="P15"><text:span text:style-name="T2">pode ser direta ou indireta.</text:span></text:p>
              </text:list-item>
            </text:list>
            <text:p text:style-name="P13"><text:span text:style-name="T2"/></text:p>
            <text:p text:style-name="P13">Tempestividade<text:span text:style-name="T2">:</text:span></text:p>
            <text:list xml:id="list4030190788" text:style-name="L7">
              <text:list-item>
                <text:p text:style-name="P16"><text:span text:style-name="T2">ter informação disponível para tomadores de decisão a tempo de poder influenciá-los em suas decisões.</text:span></text:p>
              </text:list-item>
            </text:list>
            <text:p text:style-name="P13"><text:span text:style-name="T2"/></text:p>
            <text:p text:style-name="P13">Compreensibilidade<text:span text:style-name="T2">:</text:span></text:p>
            <text:list xml:id="list3830412846" text:style-name="L8">
              <text:list-item>
                <text:p text:style-name="P17"><text:span text:style-name="T2">caracterizar e apresentar a informação com clareza e concisão torna-a compreensível;</text:span></text:p>
              </text:list-item>
              <text:list-item>
                <text:p text:style-name="P17"><text:span text:style-name="T2">certos fenômenos são inerentemente complexos e não podem ser facilmente compreendidos. A exclusão de informações sobre esses fenômenos dos relatórios contábil-financeiros pode tornar a informação mais facilmente compreendida, contudo referidos relatórios seriam considerados incompletos e potencialmente distorcidos (</text:span><text:span text:style-name="T9">misleading</text:span><text:span text:style-name="T2">).</text:span></text:p>
              </text:list-item>
            </text:list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ce82a" officeooo:paragraph-rsid="001ce82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Estrutura conceitual para elaboração e divulgação de relatório contábil-financeiro aprovado pelo C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06:54.823000000</meta:creation-date>
    <dc:date>2018-03-30T21:51:47.002000000</dc:date>
    <meta:editing-duration>PT39M30S</meta:editing-duration>
    <meta:editing-cycles>12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34" meta:word-count="515" meta:character-count="3548" meta:non-whitespace-character-count="3085"/>
  </office:meta>
</office:document-meta>
</file>